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f986" officeooo:paragraph-rsid="0000f986"/>
    </style:style>
    <style:style style:name="P2" style:family="paragraph" style:parent-style-name="Standard">
      <style:text-properties officeooo:rsid="00021a98" officeooo:paragraph-rsid="00021a98"/>
    </style:style>
    <style:style style:name="P3" style:family="paragraph" style:parent-style-name="Standard">
      <style:text-properties officeooo:rsid="0002ed12" officeooo:paragraph-rsid="0002ed12"/>
    </style:style>
    <style:style style:name="P4" style:family="paragraph" style:parent-style-name="Standard">
      <style:text-properties officeooo:rsid="00065845" officeooo:paragraph-rsid="00065845"/>
    </style:style>
    <style:style style:name="P5" style:family="paragraph" style:parent-style-name="Standard">
      <style:text-properties officeooo:rsid="000c8e0e" officeooo:paragraph-rsid="000c8e0e"/>
    </style:style>
    <style:style style:name="P6" style:family="paragraph" style:parent-style-name="Standard">
      <style:text-properties officeooo:rsid="00103152" officeooo:paragraph-rsid="00103152"/>
    </style:style>
    <style:style style:name="P7" style:family="paragraph" style:parent-style-name="Standard">
      <style:text-properties officeooo:rsid="00127a71" officeooo:paragraph-rsid="00127a71"/>
    </style:style>
    <style:style style:name="P8" style:family="paragraph" style:parent-style-name="Standard">
      <style:text-properties officeooo:rsid="0013f39e" officeooo:paragraph-rsid="0013f39e"/>
    </style:style>
    <style:style style:name="P9" style:family="paragraph" style:parent-style-name="Standard">
      <style:text-properties style:text-position="0% 100%" officeooo:rsid="00072dd9" officeooo:paragraph-rsid="00065845"/>
    </style:style>
    <style:style style:name="P10" style:family="paragraph" style:parent-style-name="Standard">
      <style:text-properties style:text-position="0% 100%" style:text-underline-style="none" officeooo:rsid="0013f39e" officeooo:paragraph-rsid="0013f39e"/>
    </style:style>
    <style:style style:name="P11" style:family="paragraph" style:parent-style-name="Standard">
      <style:text-properties style:text-position="0% 100%" style:text-underline-style="none" officeooo:rsid="00175a9d" officeooo:paragraph-rsid="0013f39e"/>
    </style:style>
    <style:style style:name="P12" style:family="paragraph" style:parent-style-name="Standard">
      <style:text-properties style:text-position="0% 100%" style:text-underline-style="none" officeooo:rsid="0014b6be" officeooo:paragraph-rsid="0013f39e"/>
    </style:style>
    <style:style style:name="P13" style:family="paragraph" style:parent-style-name="Standard">
      <style:text-properties style:text-position="0% 100%" style:text-underline-style="none" officeooo:rsid="001930f3" officeooo:paragraph-rsid="001930f3"/>
    </style:style>
    <style:style style:name="T1" style:family="text">
      <style:text-properties officeooo:rsid="00021a98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4c277"/>
    </style:style>
    <style:style style:name="T4" style:family="text">
      <style:text-properties style:text-position="super 58%" style:text-underline-style="none"/>
    </style:style>
    <style:style style:name="T5" style:family="text">
      <style:text-properties style:text-position="super 58%" style:text-underline-style="none" officeooo:rsid="0011af31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04c277"/>
    </style:style>
    <style:style style:name="T8" style:family="text">
      <style:text-properties style:text-position="0% 100%" officeooo:rsid="0006daea"/>
    </style:style>
    <style:style style:name="T9" style:family="text">
      <style:text-properties style:text-position="0% 100%" officeooo:rsid="00072dd9"/>
    </style:style>
    <style:style style:name="T10" style:family="text">
      <style:text-properties style:text-position="0% 100%" officeooo:rsid="0008afe3"/>
    </style:style>
    <style:style style:name="T11" style:family="text">
      <style:text-properties style:text-position="0% 100%" officeooo:rsid="0008bd01"/>
    </style:style>
    <style:style style:name="T12" style:family="text">
      <style:text-properties style:text-position="0% 100%" style:text-underline-style="solid" style:text-underline-width="auto" style:text-underline-color="font-color"/>
    </style:style>
    <style:style style:name="T13" style:family="text">
      <style:text-properties style:text-position="0% 100%" style:text-underline-style="solid" style:text-underline-width="auto" style:text-underline-color="font-color" officeooo:rsid="00072dd9"/>
    </style:style>
    <style:style style:name="T14" style:family="text">
      <style:text-properties style:text-position="0% 100%" style:text-underline-style="none"/>
    </style:style>
    <style:style style:name="T15" style:family="text">
      <style:text-properties style:text-position="0% 100%" style:text-underline-style="none" officeooo:rsid="000d963a"/>
    </style:style>
    <style:style style:name="T16" style:family="text">
      <style:text-properties style:text-position="0% 100%" style:text-underline-style="none" officeooo:rsid="000ee08d"/>
    </style:style>
    <style:style style:name="T17" style:family="text">
      <style:text-properties style:text-position="0% 100%" style:text-underline-style="none" officeooo:rsid="001154bc"/>
    </style:style>
    <style:style style:name="T18" style:family="text">
      <style:text-properties style:text-position="0% 100%" style:text-underline-style="none" officeooo:rsid="0011af31"/>
    </style:style>
    <style:style style:name="T19" style:family="text">
      <style:text-properties style:text-position="0% 100%" style:text-underline-style="none" officeooo:rsid="0014b6be"/>
    </style:style>
    <style:style style:name="T20" style:family="text">
      <style:text-properties style:text-position="0% 100%" style:text-underline-style="none" officeooo:rsid="0016216b"/>
    </style:style>
    <style:style style:name="T21" style:family="text">
      <style:text-properties style:text-position="0% 100%" style:text-underline-style="none" officeooo:rsid="00175a9d"/>
    </style:style>
    <style:style style:name="T22" style:family="text">
      <style:text-properties officeooo:rsid="0003c9c4"/>
    </style:style>
    <style:style style:name="T23" style:family="text">
      <style:text-properties officeooo:rsid="0004c277"/>
    </style:style>
    <style:style style:name="T24" style:family="text">
      <style:text-properties officeooo:rsid="000b0652"/>
    </style:style>
    <style:style style:name="T25" style:family="text">
      <style:text-properties officeooo:rsid="0016216b"/>
    </style:style>
    <style:style style:name="T26" style:family="text">
      <style:text-properties officeooo:rsid="001a72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EVRAS <text:span text:style-name="T25">existe</text:span></text:p>
      <text:p text:style-name="P1"/>
      <text:p text:style-name="P1">Santé : en 2023/2024 : <text:span text:style-name="T1">p</text:span>révention en 4ème contre la PUFF ; <text:span text:style-name="T1">action sur le petit-déjeuner</text:span></text:p>
      <text:p text:style-name="P1"/>
      <text:p text:style-name="P2">Que faire <text:span text:style-name="T22">au niveau </text:span><text:span text:style-name="T24">du parcours </text:span><text:span text:style-name="T22">santé</text:span> en 6<text:span text:style-name="T2">e</text:span>, 5<text:span text:style-name="T2">e</text:span>, 4<text:span text:style-name="T2">e</text:span>, 3<text:span text:style-name="T2">e </text:span>? </text:p>
      <text:p text:style-name="P3">idée d’un parent : prévention sur les jeux de paris en ligne <text:span text:style-name="T23">pour les 4</text:span><text:span text:style-name="T3">e</text:span><text:span text:style-name="T7">, 3</text:span><text:span text:style-name="T3">e</text:span><text:span text:style-name="T7"> essentiellement</text:span></text:p>
      <text:p text:style-name="P4"><text:span text:style-name="T7">i</text:span><text:span text:style-name="T6">dée cheffe : réseaux sociaux </text:span><text:span text:style-name="T8">(usurpation d’identité, méchanceté</text:span><text:span text:style-name="T9">)</text:span></text:p>
      <text:p text:style-name="P9"><text:tab/>protection de la vie privé</text:p>
      <text:p text:style-name="P4"><text:span text:style-name="T9"><text:tab/>santé mentale : temps de </text:span><text:span text:style-name="T13">sommeil</text:span><text:span text:style-name="T9">, alimentation </text:span></text:p>
      <text:p text:style-name="P4"><text:span text:style-name="T9"><text:tab/></text:span><text:span text:style-name="T10">fake news : </text:span><text:span text:style-name="T11">traiter l’information</text:span></text:p>
      <text:p text:style-name="P5"><text:span text:style-name="T11">i</text:span><text:span text:style-name="T6">dée parent : </text:span><text:span text:style-name="T12">sommeil</text:span><text:span text:style-name="T14"> e</text:span><text:span text:style-name="T15">t temps sur les écrans → </text:span><text:span text:style-name="T16">trouver une association</text:span></text:p>
      <text:p text:style-name="P6"><text:span text:style-name="T16">s</text:span><text:span text:style-name="T14">éance de sensibilisation à destination des parents/</text:span><text:span text:style-name="T17">élèves</text:span><text:span text:style-name="T14"> sur l’</text:span><text:span text:style-name="T17">hygiène de vie </text:span><text:span text:style-name="T18">pour les 6</text:span><text:span text:style-name="T5">e</text:span></text:p>
      <text:p text:style-name="P7"><text:span text:style-name="T18">n</text:span><text:span text:style-name="T14">iveau 4</text:span><text:span text:style-name="T4">e </text:span><text:span text:style-name="T14">: prévention autour des drogues, de l’addiction</text:span></text:p>
      <text:p text:style-name="P8"><text:span text:style-name="T14">5</text:span><text:span text:style-name="T4">e </text:span><text:span text:style-name="T14">: </text:span></text:p>
      <text:p text:style-name="P10"/>
      <text:p text:style-name="P8"><text:span text:style-name="T14">projet petit-déjeuner éducatif « </text:span><text:span text:style-name="T20">Les matins chaleureux » </text:span><text:span text:style-name="T14">: de 7h45 à 8h petit-déjeuner simple avec </text:span><text:span text:style-name="T19">des adultes, </text:span><text:span text:style-name="T21">encadré par des adultes volontaires</text:span></text:p>
      <text:p text:style-name="P11"/>
      <text:p text:style-name="P11"/>
      <text:p text:style-name="P13">au collège Jean Lurçat : mercredi pour préparer des menus, sélectionner des éco-délégués qui sont </text:p>
      <text:p text:style-name="P11"/>
      <text:p text:style-name="P13">pHARe : <text:span text:style-name="T26">manque des élèves accompagnateurs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1T17:07:59.935000000</meta:creation-date>
    <dc:date>2025-02-11T18:01:35.789000000</dc:date>
    <meta:editing-duration>PT44M53S</meta:editing-duration>
    <meta:editing-cycles>29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5" meta:word-count="155" meta:character-count="933" meta:non-whitespace-character-count="786"/>
  </office:meta>
</office:document-meta>
</file>